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9.91pt"/>
    </style:style>
    <style:style style:name="co2" style:family="table-column">
      <style:table-column-properties fo:break-before="auto" style:column-width="57.66pt"/>
    </style:style>
    <style:style style:name="co3" style:family="table-column">
      <style:table-column-properties fo:break-before="auto" style:column-width="104.14pt"/>
    </style:style>
    <style:style style:name="co4" style:family="table-column">
      <style:table-column-properties fo:break-before="auto" style:column-width="81.24pt"/>
    </style:style>
    <style:style style:name="co5" style:family="table-column">
      <style:table-column-properties fo:break-before="auto" style:column-width="44.45pt"/>
    </style:style>
    <style:style style:name="co6" style:family="table-column">
      <style:table-column-properties fo:break-before="auto" style:column-width="236.86pt"/>
    </style:style>
    <style:style style:name="co7" style:family="table-column">
      <style:table-column-properties fo:break-before="auto" style:column-width="70.16pt"/>
    </style:style>
    <style:style style:name="co8" style:family="table-column">
      <style:table-column-properties fo:break-before="auto" style:column-width="52.1pt"/>
    </style:style>
    <style:style style:name="co9" style:family="table-column">
      <style:table-column-properties fo:break-before="auto" style:column-width="54.14pt"/>
    </style:style>
    <style:style style:name="co10" style:family="table-column">
      <style:table-column-properties fo:break-before="auto" style:column-width="90.31pt"/>
    </style:style>
    <style:style style:name="co11" style:family="table-column">
      <style:table-column-properties fo:break-before="auto" style:column-width="102.81pt"/>
    </style:style>
    <style:style style:name="co12" style:family="table-column">
      <style:table-column-properties fo:break-before="auto" style:column-width="102.1pt"/>
    </style:style>
    <style:style style:name="co13" style:family="table-column">
      <style:table-column-properties fo:break-before="auto" style:column-width="201.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CP_20_log">
      <style:table-properties table:display="true" style:writing-mode="lr-tb"/>
    </style:style>
    <style:style style:name="ta2" style:family="table" style:master-page-name="PageStyle_5f_Color_20_coded_20_TCP_20_log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ackground-color="#e5ffb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f4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e5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fo:background-color="#f4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00">
      <style:table-cell-properties fo:background-color="#e5ffb5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e5ffb5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CP lo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No.</text:p>
          </table:table-cell>
          <table:table-cell table:style-name="ce4" office:value-type="string" calcext:value-type="string">
            <text:p>Time</text:p>
          </table:table-cell>
          <table:table-cell table:style-name="ce6" office:value-type="string" calcext:value-type="string">
            <text:p>Source</text:p>
          </table:table-cell>
          <table:table-cell table:style-name="ce7" office:value-type="string" calcext:value-type="string">
            <text:p>Destination 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Info</text:p>
          </table:table-cell>
          <table:table-cell table:number-columns-repeated="1018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3.144521</text:p>
          </table:table-cell>
          <table:table-cell table:style-name="ce2" office:value-type="string" calcext:value-type="string">
            <text:p>198.51.100.23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42584-&gt;443 [SYN] Seq=0 Win-5792 Len=120...</text:p>
          </table:table-cell>
          <table:table-cell table:number-columns-repeated="101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3.195755" calcext:value-type="float">
            <text:p>3.195755</text:p>
          </table:table-cell>
          <table:table-cell table:style-name="ce3" office:value-type="string" calcext:value-type="string">
            <text:p>192.0.2.1</text:p>
          </table:table-cell>
          <table:table-cell table:style-name="ce2" office:value-type="string" calcext:value-type="string">
            <text:p>198.51.100.23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443-&gt;42584 [SYN, ACK] Seq=0 Win-5792 Len=120...</text:p>
          </table:table-cell>
          <table:table-cell table:number-columns-repeated="101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3.246989" calcext:value-type="float">
            <text:p>3.246989</text:p>
          </table:table-cell>
          <table:table-cell table:style-name="ce2" office:value-type="string" calcext:value-type="string">
            <text:p>198.51.100.23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42584-&gt;443 [ACK] Seq=1 Win-5792 Len=120...</text:p>
          </table:table-cell>
          <table:table-cell table:number-columns-repeated="101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3.298223" calcext:value-type="float">
            <text:p>3.298223</text:p>
          </table:table-cell>
          <table:table-cell table:style-name="ce2" office:value-type="string" calcext:value-type="string">
            <text:p>198.51.100.23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HTTP </text:p>
          </table:table-cell>
          <table:table-cell table:style-name="ce3" office:value-type="string" calcext:value-type="string">
            <text:p>GET <text:s/>/sales.html HTTP/1.1</text:p>
          </table:table-cell>
          <table:table-cell table:number-columns-repeated="1018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3.349457" calcext:value-type="float">
            <text:p>3.349457</text:p>
          </table:table-cell>
          <table:table-cell table:style-name="ce3" office:value-type="string" calcext:value-type="string">
            <text:p>192.0.2.1</text:p>
          </table:table-cell>
          <table:table-cell table:style-name="ce2" office:value-type="string" calcext:value-type="string">
            <text:p>198.51.100.23</text:p>
          </table:table-cell>
          <table:table-cell table:style-name="ce3" office:value-type="string" calcext:value-type="string">
            <text:p>HTTP </text:p>
          </table:table-cell>
          <table:table-cell table:style-name="ce3" office:value-type="string" calcext:value-type="string">
            <text:p>HTTP/1.1 200 OK (text/html)</text:p>
          </table:table-cell>
          <table:table-cell table:number-columns-repeated="101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3.390692" calcext:value-type="float">
            <text:p>3.390692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3.441926" calcext:value-type="float">
            <text:p>3.441926</text:p>
          </table:table-cell>
          <table:table-cell table:style-name="ce2" office:value-type="string" calcext:value-type="string">
            <text:p>192.0.2.1</text:p>
          </table:table-cell>
          <table:table-cell table:style-name="ce3" office:value-type="string" calcext:value-type="string">
            <text:p>203.0.113.0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443-&gt;54770 [SYN, ACK] Seq=0 Win-5792 Len=120...</text:p>
          </table:table-cell>
          <table:table-cell table:number-columns-repeated="1018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3.49316" calcext:value-type="float">
            <text:p>3.49316</text:p>
          </table:table-cell>
          <table:table-cell table:style-name="ce3" office:value-type="string" calcext:value-type="string">
            <text:p>203.0.113.0</text:p>
          </table:table-cell>
          <table:table-cell table:style-name="ce2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ACK Seq=1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3.544394" calcext:value-type="float">
            <text:p>3.544394</text:p>
          </table:table-cell>
          <table:table-cell table:style-name="ce2" office:value-type="string" calcext:value-type="string">
            <text:p>198.51.100.14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14785-&gt;443 [SYN] Seq=0 Win-5792 Len=120...</text:p>
          </table:table-cell>
          <table:table-cell table:number-columns-repeated="1018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3.599628" calcext:value-type="float">
            <text:p>3.599628</text:p>
          </table:table-cell>
          <table:table-cell table:style-name="ce2" office:value-type="string" calcext:value-type="string">
            <text:p>192.0.2.1</text:p>
          </table:table-cell>
          <table:table-cell table:style-name="ce3" office:value-type="string" calcext:value-type="string">
            <text:p>198.51.100.14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443-&gt;14785 [SYN, ACK] Seq=0 Win-5792 Len=120...</text:p>
          </table:table-cell>
          <table:table-cell table:number-columns-repeated="1018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3.664863" calcext:value-type="float">
            <text:p>3.664863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3.730097" calcext:value-type="float">
            <text:p>3.730097</text:p>
          </table:table-cell>
          <table:table-cell table:style-name="ce2" office:value-type="string" calcext:value-type="string">
            <text:p>198.51.100.14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14785-&gt;443 [ACK] Seq=1 Win-5792 Len=120...</text:p>
          </table:table-cell>
          <table:table-cell table:number-columns-repeated="1018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3.795332" calcext:value-type="float">
            <text:p>3.795332</text:p>
          </table:table-cell>
          <table:table-cell table:style-name="ce3" office:value-type="string" calcext:value-type="string">
            <text:p>203.0.113.0</text:p>
          </table:table-cell>
          <table:table-cell table:style-name="ce2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-5792 Len=120...</text:p>
          </table:table-cell>
          <table:table-cell table:number-columns-repeated="1018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3.860567" calcext:value-type="float">
            <text:p>3.860567</text:p>
          </table:table-cell>
          <table:table-cell table:style-name="ce2" office:value-type="string" calcext:value-type="string">
            <text:p>198.51.100.14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HTTP </text:p>
          </table:table-cell>
          <table:table-cell table:style-name="ce3" office:value-type="string" calcext:value-type="string">
            <text:p>GET <text:s/>/sales.html HTTP/1.1</text:p>
          </table:table-cell>
          <table:table-cell table:number-columns-repeated="101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3.939499" calcext:value-type="float">
            <text:p>3.939499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-5792 Len=120...</text:p>
          </table:table-cell>
          <table:table-cell table:number-columns-repeated="1018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4.018431" calcext:value-type="float">
            <text:p>4.018431</text:p>
          </table:table-cell>
          <table:table-cell table:style-name="ce2" office:value-type="string" calcext:value-type="string">
            <text:p>192.0.2.1</text:p>
          </table:table-cell>
          <table:table-cell table:style-name="ce3" office:value-type="string" calcext:value-type="string">
            <text:p>198.51.100.14</text:p>
          </table:table-cell>
          <table:table-cell table:style-name="ce3" office:value-type="string" calcext:value-type="string">
            <text:p>HTTP </text:p>
          </table:table-cell>
          <table:table-cell table:style-name="ce3" office:value-type="string" calcext:value-type="string">
            <text:p>HTTP/1.1 200 OK (text/html)</text:p>
          </table:table-cell>
          <table:table-cell table:number-columns-repeated="1018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4.097363" calcext:value-type="float">
            <text:p>4.097363</text:p>
          </table:table-cell>
          <table:table-cell table:style-name="ce2" office:value-type="string" calcext:value-type="string">
            <text:p>198.51.100.5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33638-&gt;443 [SYN] Seq=0 Win-5792 Len=120...</text:p>
          </table:table-cell>
          <table:table-cell table:number-columns-repeated="101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4.176295" calcext:value-type="float">
            <text:p>4.176295</text:p>
          </table:table-cell>
          <table:table-cell table:style-name="ce2" office:value-type="string" calcext:value-type="string">
            <text:p>192.0.2.1</text:p>
          </table:table-cell>
          <table:table-cell table:style-name="ce3" office:value-type="string" calcext:value-type="string">
            <text:p>203.0.113.0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443-&gt;54770 [SYN, ACK] Seq=0 Win-5792 Len=120...</text:p>
          </table:table-cell>
          <table:table-cell table:number-columns-repeated="101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4.255227" calcext:value-type="float">
            <text:p>4.255227</text:p>
          </table:table-cell>
          <table:table-cell table:style-name="ce2" office:value-type="string" calcext:value-type="string">
            <text:p>192.0.2.1</text:p>
          </table:table-cell>
          <table:table-cell table:style-name="ce3" office:value-type="string" calcext:value-type="string">
            <text:p>198.51.100.5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443-&gt;33638 [SYN, ACK] Seq=0 Win-5792 Len=120...</text:p>
          </table:table-cell>
          <table:table-cell table:number-columns-repeated="1018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4.256159" calcext:value-type="float">
            <text:p>4.256159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5.235091" calcext:value-type="float">
            <text:p>5.235091</text:p>
          </table:table-cell>
          <table:table-cell table:style-name="ce2" office:value-type="string" calcext:value-type="string">
            <text:p>198.51.100.5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33638-&gt;443 [ACK] Seq=1 Win-5792 Len=120...</text:p>
          </table:table-cell>
          <table:table-cell table:number-columns-repeated="101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5.236023" calcext:value-type="float">
            <text:p>5.236023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5.236955" calcext:value-type="float">
            <text:p>5.236955</text:p>
          </table:table-cell>
          <table:table-cell table:style-name="ce2" office:value-type="string" calcext:value-type="string">
            <text:p>198.51.100.16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32641-&gt;443 [SYN] Seq=0 Win-5792 Len=120...</text:p>
          </table:table-cell>
          <table:table-cell table:number-columns-repeated="1018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5.237887" calcext:value-type="float">
            <text:p>5.237887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6.228728" calcext:value-type="float">
            <text:p>6.228728</text:p>
          </table:table-cell>
          <table:table-cell table:style-name="ce3" office:value-type="string" calcext:value-type="string">
            <text:p>198.51.100.5</text:p>
          </table:table-cell>
          <table:table-cell table:style-name="ce2" office:value-type="string" calcext:value-type="string">
            <text:p>192.0.2.1</text:p>
          </table:table-cell>
          <table:table-cell table:style-name="ce3" office:value-type="string" calcext:value-type="string">
            <text:p>HTTP </text:p>
          </table:table-cell>
          <table:table-cell table:style-name="ce3" office:value-type="string" calcext:value-type="string">
            <text:p>GET <text:s/>/sales.html HTTP/1.1</text:p>
          </table:table-cell>
          <table:table-cell table:number-columns-repeated="1018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6.229638" calcext:value-type="float">
            <text:p>6.229638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6.230548" calcext:value-type="float">
            <text:p>6.230548</text:p>
          </table:table-cell>
          <table:table-cell table:style-name="ce2" office:value-type="string" calcext:value-type="string">
            <text:p>192.0.2.1</text:p>
          </table:table-cell>
          <table:table-cell table:style-name="ce3" office:value-type="string" calcext:value-type="string">
            <text:p>198.51.100.16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443-&gt;32641 [RST, ACK] Seq=0 Win-5792 Len=120...</text:p>
          </table:table-cell>
          <table:table-cell table:number-columns-repeated="1018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6.330539" calcext:value-type="float">
            <text:p>6.330539</text:p>
          </table:table-cell>
          <table:table-cell table:style-name="ce3" office:value-type="string" calcext:value-type="string">
            <text:p>203.0.113.0</text:p>
          </table:table-cell>
          <table:table-cell table:style-name="ce2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6.330885" calcext:value-type="float">
            <text:p>6.330885</text:p>
          </table:table-cell>
          <table:table-cell table:style-name="ce2" office:value-type="string" calcext:value-type="string">
            <text:p>198.51.100.7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42584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6.331231" calcext:value-type="float">
            <text:p>6.331231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7.330577" calcext:value-type="float">
            <text:p>7.330577</text:p>
          </table:table-cell>
          <table:table-cell table:style-name="ce3" office:value-type="string" calcext:value-type="string">
            <text:p>192.0.2.1</text:p>
          </table:table-cell>
          <table:table-cell table:style-name="ce2" office:value-type="string" calcext:value-type="string">
            <text:p>198.51.100.5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HTTP/1.1 504 Gateway Time-out (text/html)</text:p>
          </table:table-cell>
          <table:table-cell table:number-columns-repeated="1018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7.351323" calcext:value-type="float">
            <text:p>7.351323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7.360768" calcext:value-type="float">
            <text:p>7.360768</text:p>
          </table:table-cell>
          <table:table-cell table:style-name="ce3" office:value-type="string" calcext:value-type="string">
            <text:p>198.51.100.22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6345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7.380773" calcext:value-type="float">
            <text:p>7.380773</text:p>
          </table:table-cell>
          <table:table-cell table:style-name="ce2" office:value-type="string" calcext:value-type="string">
            <text:p>192.0.2.1</text:p>
          </table:table-cell>
          <table:table-cell table:style-name="ce3" office:value-type="string" calcext:value-type="string">
            <text:p>198.51.100.7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443-&gt;42584 [RST, ACK] Seq=1 Win-5792 Len=120...</text:p>
          </table:table-cell>
          <table:table-cell table:number-columns-repeated="1018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7.380878" calcext:value-type="float">
            <text:p>7.380878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7.383879" calcext:value-type="float">
            <text:p>7.383879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7.482754" calcext:value-type="float">
            <text:p>7.482754</text:p>
          </table:table-cell>
          <table:table-cell table:style-name="ce3" office:value-type="string" calcext:value-type="string">
            <text:p>192.0.2.1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443-&gt;54770 [RST, ACK] Seq=1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7.581629" calcext:value-type="float">
            <text:p>7.581629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7.680504" calcext:value-type="float">
            <text:p>7.680504</text:p>
          </table:table-cell>
          <table:table-cell table:style-name="ce2" office:value-type="string" calcext:value-type="string">
            <text:p>192.0.2.1</text:p>
          </table:table-cell>
          <table:table-cell table:style-name="ce3" office:value-type="string" calcext:value-type="string">
            <text:p>198.51.100.22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443-&gt;6345 [RST, ACK] Seq=1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7.709377" calcext:value-type="float">
            <text:p>7.709377</text:p>
          </table:table-cell>
          <table:table-cell table:style-name="ce3" office:value-type="string" calcext:value-type="string">
            <text:p>203.0.113.0</text:p>
          </table:table-cell>
          <table:table-cell table:style-name="ce2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7.738241" calcext:value-type="float">
            <text:p>7.738241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7.767105" calcext:value-type="float">
            <text:p>7.767105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3.895969" calcext:value-type="float">
            <text:p>13.895969</text:p>
          </table:table-cell>
          <table:table-cell table:style-name="ce3" office:value-type="string" calcext:value-type="string">
            <text:p>192.0.2.1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443-&gt;54770 [RST, ACK] Seq=1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13.919832" calcext:value-type="float">
            <text:p>13.919832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13.943695" calcext:value-type="float">
            <text:p>13.943695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13.967558" calcext:value-type="float">
            <text:p>13.967558</text:p>
          </table:table-cell>
          <table:table-cell table:style-name="ce2" office:value-type="string" calcext:value-type="string">
            <text:p>192.0.2.1</text:p>
          </table:table-cell>
          <table:table-cell table:style-name="ce3" office:value-type="string" calcext:value-type="string">
            <text:p>198.51.100.16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443-&gt;32641 [RST, ACK] Seq=1 Win-5792 Len=120...</text:p>
          </table:table-cell>
          <table:table-cell table:number-columns-repeated="1018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13.991421" calcext:value-type="float">
            <text:p>13.991421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14.015245" calcext:value-type="float">
            <text:p>14.015245</text:p>
          </table:table-cell>
          <table:table-cell table:style-name="ce3" office:value-type="string" calcext:value-type="string">
            <text:p>203.0.113.0</text:p>
          </table:table-cell>
          <table:table-cell table:style-name="ce2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4.439072" calcext:value-type="float">
            <text:p>14.439072</text:p>
          </table:table-cell>
          <table:table-cell table:style-name="ce2" office:value-type="string" calcext:value-type="string">
            <text:p>192.0.2.1</text:p>
          </table:table-cell>
          <table:table-cell table:style-name="ce3" office:value-type="string" calcext:value-type="string">
            <text:p>203.0.113.0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443-&gt;54770 [RST, ACK] Seq=1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14.862899" calcext:value-type="float">
            <text:p>14.862899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14.886727" calcext:value-type="float">
            <text:p>14.886727</text:p>
          </table:table-cell>
          <table:table-cell table:style-name="ce3" office:value-type="string" calcext:value-type="string">
            <text:p>198.51.100.9</text:p>
          </table:table-cell>
          <table:table-cell table:style-name="ce2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4631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15.310554" calcext:value-type="float">
            <text:p>15.310554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15.734381" calcext:value-type="float">
            <text:p>15.734381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6.158208" calcext:value-type="float">
            <text:p>16.158208</text:p>
          </table:table-cell>
          <table:table-cell table:style-name="ce2" office:value-type="string" calcext:value-type="string">
            <text:p>192.0.2.1</text:p>
          </table:table-cell>
          <table:table-cell table:style-name="ce3" office:value-type="string" calcext:value-type="string">
            <text:p>203.0.113.0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443-&gt;54770 [RST, ACK] Seq=1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6.582035" calcext:value-type="float">
            <text:p>16.582035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7.005862" calcext:value-type="float">
            <text:p>17.005862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7.429678" calcext:value-type="float">
            <text:p>17.429678</text:p>
          </table:table-cell>
          <table:table-cell table:style-name="ce3" office:value-type="string" calcext:value-type="string">
            <text:p>192.0.2.1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443-&gt;54770 [RST, ACK] Seq=1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7.452693" calcext:value-type="float">
            <text:p>17.452693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7.475708" calcext:value-type="float">
            <text:p>17.475708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7.498723" calcext:value-type="float">
            <text:p>17.498723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7.521738" calcext:value-type="float">
            <text:p>17.521738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7.544753" calcext:value-type="float">
            <text:p>17.544753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7.567768" calcext:value-type="float">
            <text:p>17.567768</text:p>
          </table:table-cell>
          <table:table-cell table:style-name="ce2" office:value-type="string" calcext:value-type="string">
            <text:p>192.0.2.1</text:p>
          </table:table-cell>
          <table:table-cell table:style-name="ce3" office:value-type="string" calcext:value-type="string">
            <text:p>203.0.113.0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443-&gt;54770 [RST, ACK] Seq=1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7.590783" calcext:value-type="float">
            <text:p>17.590783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8.413795" calcext:value-type="float">
            <text:p>18.413795</text:p>
          </table:table-cell>
          <table:table-cell table:style-name="ce3" office:value-type="string" calcext:value-type="string">
            <text:p>203.0.113.0</text:p>
          </table:table-cell>
          <table:table-cell table:style-name="ce2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8.436807" calcext:value-type="float">
            <text:p>18.436807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8.459819" calcext:value-type="float">
            <text:p>18.459819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8.482831" calcext:value-type="float">
            <text:p>18.482831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5</text:p>
          </table:table-cell>
          <table:table-cell table:style-name="ce2" office:value-type="float" office:value="18.506655" calcext:value-type="float">
            <text:p>18.506655</text:p>
          </table:table-cell>
          <table:table-cell table:style-name="ce3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8.529667" calcext:value-type="float">
            <text:p>18.529667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8.552679" calcext:value-type="float">
            <text:p>18.552679</text:p>
          </table:table-cell>
          <table:table-cell table:style-name="ce2" office:value-type="string" calcext:value-type="string">
            <text:p>192.0.2.1</text:p>
          </table:table-cell>
          <table:table-cell table:style-name="ce3" office:value-type="string" calcext:value-type="string">
            <text:p>203.0.113.0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443-&gt;54770 [RST, ACK] Seq=1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8.875692" calcext:value-type="float">
            <text:p>18.875692</text:p>
          </table:table-cell>
          <table:table-cell table:style-name="ce3" office:value-type="string" calcext:value-type="string">
            <text:p>203.0.113.0</text:p>
          </table:table-cell>
          <table:table-cell table:style-name="ce2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9.198705" calcext:value-type="float">
            <text:p>19.198705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.521718" calcext:value-type="float">
            <text:p>19.521718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9.844731" calcext:value-type="float">
            <text:p>19.844731</text:p>
          </table:table-cell>
          <table:table-cell table:style-name="ce2" office:value-type="string" calcext:value-type="string">
            <text:p>192.0.2.1</text:p>
          </table:table-cell>
          <table:table-cell table:style-name="ce3" office:value-type="string" calcext:value-type="string">
            <text:p>198.51.100.9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443-&gt;4631 [RST, ACK] Seq=1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20.167744" calcext:value-type="float">
            <text:p>20.167744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20.490757" calcext:value-type="float">
            <text:p>20.490757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20.81377" calcext:value-type="float">
            <text:p>20.81377</text:p>
          </table:table-cell>
          <table:table-cell table:style-name="ce2" office:value-type="string" calcext:value-type="string">
            <text:p>192.0.2.1</text:p>
          </table:table-cell>
          <table:table-cell table:style-name="ce3" office:value-type="string" calcext:value-type="string">
            <text:p>203.0.113.0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443-&gt;54770 [RST, ACK] Seq=1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21.136783" calcext:value-type="float">
            <text:p>21.136783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21.459796" calcext:value-type="float">
            <text:p>21.459796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21.782809" calcext:value-type="float">
            <text:p>21.782809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22.105822" calcext:value-type="float">
            <text:p>22.105822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22.428835" calcext:value-type="float">
            <text:p>22.428835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2.751848" calcext:value-type="float">
            <text:p>22.751848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23.074861" calcext:value-type="float">
            <text:p>23.074861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23.397874" calcext:value-type="float">
            <text:p>23.397874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23.720887" calcext:value-type="float">
            <text:p>23.720887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24.0439" calcext:value-type="float">
            <text:p>24.0439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24.366913" calcext:value-type="float">
            <text:p>24.366913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24.689926" calcext:value-type="float">
            <text:p>24.689926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25.012939" calcext:value-type="float">
            <text:p>25.012939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25.335952" calcext:value-type="float">
            <text:p>25.335952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25.658965" calcext:value-type="float">
            <text:p>25.658965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5.981978" calcext:value-type="float">
            <text:p>25.981978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26.304991" calcext:value-type="float">
            <text:p>26.304991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26.628004" calcext:value-type="float">
            <text:p>26.628004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26.951017" calcext:value-type="float">
            <text:p>26.951017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27.27403" calcext:value-type="float">
            <text:p>27.27403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27.597043" calcext:value-type="float">
            <text:p>27.597043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27.920056" calcext:value-type="float">
            <text:p>27.920056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28.243069" calcext:value-type="float">
            <text:p>28.243069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28.566082" calcext:value-type="float">
            <text:p>28.566082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28.889095" calcext:value-type="float">
            <text:p>28.889095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9.212108" calcext:value-type="float">
            <text:p>29.212108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29.535121" calcext:value-type="float">
            <text:p>29.535121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9.858134" calcext:value-type="float">
            <text:p>29.858134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30.181147" calcext:value-type="float">
            <text:p>30.181147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30.50416" calcext:value-type="float">
            <text:p>30.50416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30.827173" calcext:value-type="float">
            <text:p>30.827173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31.150186" calcext:value-type="float">
            <text:p>31.150186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31.473199" calcext:value-type="float">
            <text:p>31.473199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31.796212" calcext:value-type="float">
            <text:p>31.796212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32.119225" calcext:value-type="float">
            <text:p>32.119225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2.442238" calcext:value-type="float">
            <text:p>32.442238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32.765251" calcext:value-type="float">
            <text:p>32.765251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33.088264" calcext:value-type="float">
            <text:p>33.088264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33.411277" calcext:value-type="float">
            <text:p>33.411277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33.73429" calcext:value-type="float">
            <text:p>33.73429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34.057303" calcext:value-type="float">
            <text:p>34.057303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34.380316" calcext:value-type="float">
            <text:p>34.380316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34.703329" calcext:value-type="float">
            <text:p>34.703329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35.026342" calcext:value-type="float">
            <text:p>35.026342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35.349355" calcext:value-type="float">
            <text:p>35.349355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35.672368" calcext:value-type="float">
            <text:p>35.672368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35.995381" calcext:value-type="float">
            <text:p>35.995381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36.318394" calcext:value-type="float">
            <text:p>36.318394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36.641407" calcext:value-type="float">
            <text:p>36.641407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36.96442" calcext:value-type="float">
            <text:p>36.96442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37.287433" calcext:value-type="float">
            <text:p>37.287433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37.610446" calcext:value-type="float">
            <text:p>37.610446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37.933459" calcext:value-type="float">
            <text:p>37.933459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38.256472" calcext:value-type="float">
            <text:p>38.256472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38.5794850000001" calcext:value-type="float">
            <text:p>38.5794850000001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8.9024980000001" calcext:value-type="float">
            <text:p>38.9024980000001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39.2255110000001" calcext:value-type="float">
            <text:p>39.2255110000001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39.5485240000001" calcext:value-type="float">
            <text:p>39.5485240000001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39.8715370000001" calcext:value-type="float">
            <text:p>39.8715370000001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40.1945500000001" calcext:value-type="float">
            <text:p>40.1945500000001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40.5175630000001" calcext:value-type="float">
            <text:p>40.5175630000001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40.8405760000001" calcext:value-type="float">
            <text:p>40.8405760000001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41.1635890000001" calcext:value-type="float">
            <text:p>41.1635890000001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41.4866020000001" calcext:value-type="float">
            <text:p>41.4866020000001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41.8096150000001" calcext:value-type="float">
            <text:p>41.8096150000001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42.1326280000001" calcext:value-type="float">
            <text:p>42.1326280000001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42.4556410000001" calcext:value-type="float">
            <text:p>42.4556410000001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42.7786540000001" calcext:value-type="float">
            <text:p>42.7786540000001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43.1016670000001" calcext:value-type="float">
            <text:p>43.1016670000001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43.4246800000001" calcext:value-type="float">
            <text:p>43.4246800000001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43.7476930000001" calcext:value-type="float">
            <text:p>43.7476930000001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44.0707060000001" calcext:value-type="float">
            <text:p>44.0707060000001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44.3937190000001" calcext:value-type="float">
            <text:p>44.3937190000001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44.7167320000001" calcext:value-type="float">
            <text:p>44.7167320000001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45.0397450000001" calcext:value-type="float">
            <text:p>45.0397450000001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5.3627580000001" calcext:value-type="float">
            <text:p>45.3627580000001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45.6857710000001" calcext:value-type="float">
            <text:p>45.6857710000001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46.0087840000001" calcext:value-type="float">
            <text:p>46.0087840000001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46.3317970000001" calcext:value-type="float">
            <text:p>46.3317970000001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46.6548100000001" calcext:value-type="float">
            <text:p>46.6548100000001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46.9778230000001" calcext:value-type="float">
            <text:p>46.9778230000001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47.3008360000001" calcext:value-type="float">
            <text:p>47.3008360000001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47.6238490000001" calcext:value-type="float">
            <text:p>47.6238490000001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47.9468620000001" calcext:value-type="float">
            <text:p>47.9468620000001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48.2698750000001" calcext:value-type="float">
            <text:p>48.2698750000001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48.5928880000002" calcext:value-type="float">
            <text:p>48.5928880000002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48.9159010000002" calcext:value-type="float">
            <text:p>48.9159010000002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49.2389140000002" calcext:value-type="float">
            <text:p>49.2389140000002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49.5619270000002" calcext:value-type="float">
            <text:p>49.5619270000002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49.8849400000002" calcext:value-type="float">
            <text:p>49.8849400000002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2" office:value-type="float" office:value="50.2079530000002" calcext:value-type="float">
            <text:p>50.2079530000002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2" office:value-type="float" office:value="50.5309660000002" calcext:value-type="float">
            <text:p>50.5309660000002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2" office:value-type="float" office:value="50.8539790000002" calcext:value-type="float">
            <text:p>50.8539790000002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2" office:value-type="float" office:value="51.1769920000002" calcext:value-type="float">
            <text:p>51.1769920000002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2" office:value-type="float" office:value="51.5000050000002" calcext:value-type="float">
            <text:p>51.5000050000002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2" office:value-type="float" office:value="51.8230180000002" calcext:value-type="float">
            <text:p>51.8230180000002</text:p>
          </table:table-cell>
          <table:table-cell table:style-name="ce2" office:value-type="string" calcext:value-type="string">
            <text:p>203.0.113.0</text:p>
          </table:table-cell>
          <table:table-cell table:style-name="ce3" office:value-type="string" calcext:value-type="string">
            <text:p>192.0.2.1</text:p>
          </table:table-cell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54770-&gt;443 [SYN] Seq=0 Win=5792 Len=0...</text:p>
          </table:table-cell>
          <table:table-cell table:number-columns-repeated="1018"/>
        </table:table-row>
        <table:table-row table:style-name="ro1" table:number-rows-repeated="828">
          <table:table-cell/>
          <table:table-cell table:style-name="ce5" table:number-columns-repeated="2"/>
          <table:table-cell table:number-columns-repeated="1021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lor coded TCP log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7" table:number-columns-repeated="1017" table:default-cell-style-name="Default"/>
        <table:table-row table:style-name="ro1">
          <table:table-cell table:style-name="ce8" office:value-type="string" calcext:value-type="string">
            <text:p>Color Coded TCP Log</text:p>
          </table:table-cell>
          <table:table-cell/>
          <table:table-cell table:style-name="ce4"/>
          <table:table-cell table:style-name="ce6"/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9"/>
          <table:table-cell table:style-name="ce1"/>
          <table:table-cell table:style-name="ce4"/>
          <table:table-cell table:style-name="ce6"/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0" office:value-type="string" calcext:value-type="string">
            <text:p>Color Key:</text:p>
          </table:table-cell>
          <table:table-cell table:number-columns-repeated="3"/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1" office:value-type="string" calcext:value-type="string">
            <text:p>green</text:p>
          </table:table-cell>
          <table:table-cell table:style-name="ce16" office:value-type="string" calcext:value-type="string">
            <text:p>Normal TCP connection handshakes</text:p>
          </table:table-cell>
          <table:table-cell table:style-name="ce22" table:number-columns-repeated="2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17" office:value-type="string" calcext:value-type="string">
            <text:p>Attack activity</text:p>
          </table:table-cell>
          <table:table-cell table:style-name="ce23" table:number-columns-repeated="2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3" office:value-type="string" calcext:value-type="string">
            <text:p>yellow</text:p>
          </table:table-cell>
          <table:table-cell table:style-name="ce18" office:value-type="string" calcext:value-type="string">
            <text:p>Normal TCP connections failing due to attack</text:p>
          </table:table-cell>
          <table:table-cell table:style-name="ce24" table:number-columns-repeated="2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9"/>
          <table:table-cell table:style-name="ce1"/>
          <table:table-cell table:style-name="ce4"/>
          <table:table-cell table:style-name="ce6"/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9"/>
          <table:table-cell table:style-name="ce1"/>
          <table:table-cell table:style-name="ce4"/>
          <table:table-cell table:style-name="ce26" table:number-columns-repeated="2"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4" office:value-type="string" calcext:value-type="string">
            <text:p>Color </text:p>
            <text:p>as text</text:p>
          </table:table-cell>
          <table:table-cell table:style-name="ce1" office:value-type="string" calcext:value-type="string">
            <text:p>No.</text:p>
          </table:table-cell>
          <table:table-cell table:style-name="ce4" office:value-type="string" calcext:value-type="string">
            <text:p>Time (in seconds </text:p>
            <text:p>&amp; milliseconds)</text:p>
          </table:table-cell>
          <table:table-cell table:style-name="ce6" office:value-type="string" calcext:value-type="string">
            <text:p>Source </text:p>
          </table:table-cell>
          <table:table-cell table:style-name="ce1" office:value-type="string" calcext:value-type="string">
            <text:p>Destination 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Info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reen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string" calcext:value-type="string">
            <text:p>3.144521</text:p>
          </table:table-cell>
          <table:table-cell table:style-name="ce19" office:value-type="string" calcext:value-type="string">
            <text:p>198.51.100.23</text:p>
          </table:table-cell>
          <table:table-cell table:style-name="ce16" office:value-type="string" calcext:value-type="string">
            <text:p>192.0.2.1</text:p>
          </table:table-cell>
          <table:table-cell table:style-name="ce16" office:value-type="string" calcext:value-type="string">
            <text:p>TCP</text:p>
          </table:table-cell>
          <table:table-cell table:style-name="ce16" office:value-type="string" calcext:value-type="string">
            <text:p>42584-&gt;443 [SYN] Seq=0 Win-5792 Len=120...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reen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3.195755" calcext:value-type="float">
            <text:p>3.195755</text:p>
          </table:table-cell>
          <table:table-cell table:style-name="ce16" office:value-type="string" calcext:value-type="string">
            <text:p>192.0.2.1</text:p>
          </table:table-cell>
          <table:table-cell table:style-name="ce19" office:value-type="string" calcext:value-type="string">
            <text:p>198.51.100.23</text:p>
          </table:table-cell>
          <table:table-cell table:style-name="ce16" office:value-type="string" calcext:value-type="string">
            <text:p>TCP</text:p>
          </table:table-cell>
          <table:table-cell table:style-name="ce16" office:value-type="string" calcext:value-type="string">
            <text:p>443-&gt;42584 [SYN, ACK] Seq=0 Win-5792 Len=120...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reen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float" office:value="3.246989" calcext:value-type="float">
            <text:p>3.246989</text:p>
          </table:table-cell>
          <table:table-cell table:style-name="ce19" office:value-type="string" calcext:value-type="string">
            <text:p>198.51.100.23</text:p>
          </table:table-cell>
          <table:table-cell table:style-name="ce16" office:value-type="string" calcext:value-type="string">
            <text:p>192.0.2.1</text:p>
          </table:table-cell>
          <table:table-cell table:style-name="ce16" office:value-type="string" calcext:value-type="string">
            <text:p>TCP</text:p>
          </table:table-cell>
          <table:table-cell table:style-name="ce16" office:value-type="string" calcext:value-type="string">
            <text:p>42584-&gt;443 [ACK] Seq=1 Win-5792 Len=120...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reen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3.298223" calcext:value-type="float">
            <text:p>3.298223</text:p>
          </table:table-cell>
          <table:table-cell table:style-name="ce19" office:value-type="string" calcext:value-type="string">
            <text:p>198.51.100.23</text:p>
          </table:table-cell>
          <table:table-cell table:style-name="ce16" office:value-type="string" calcext:value-type="string">
            <text:p>192.0.2.1</text:p>
          </table:table-cell>
          <table:table-cell table:style-name="ce16" office:value-type="string" calcext:value-type="string">
            <text:p>HTTP </text:p>
          </table:table-cell>
          <table:table-cell table:style-name="ce16" office:value-type="string" calcext:value-type="string">
            <text:p>GET <text:s/>/sales.html HTTP/1.1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reen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3.349457" calcext:value-type="float">
            <text:p>3.349457</text:p>
          </table:table-cell>
          <table:table-cell table:style-name="ce16" office:value-type="string" calcext:value-type="string">
            <text:p>192.0.2.1</text:p>
          </table:table-cell>
          <table:table-cell table:style-name="ce19" office:value-type="string" calcext:value-type="string">
            <text:p>198.51.100.23</text:p>
          </table:table-cell>
          <table:table-cell table:style-name="ce16" office:value-type="string" calcext:value-type="string">
            <text:p>HTTP </text:p>
          </table:table-cell>
          <table:table-cell table:style-name="ce16" office:value-type="string" calcext:value-type="string">
            <text:p>HTTP/1.1 200 OK (text/html)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52" calcext:value-type="float">
            <text:p>52</text:p>
          </table:table-cell>
          <table:table-cell table:style-name="ce20" office:value-type="float" office:value="3.390692" calcext:value-type="float">
            <text:p>3.390692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53" calcext:value-type="float">
            <text:p>53</text:p>
          </table:table-cell>
          <table:table-cell table:style-name="ce20" office:value-type="float" office:value="3.441926" calcext:value-type="float">
            <text:p>3.441926</text:p>
          </table:table-cell>
          <table:table-cell table:style-name="ce17" office:value-type="string" calcext:value-type="string">
            <text:p>192.0.2.1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443-&gt;54770 [SYN, ACK] Seq=0 Win-5792 Len=12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54" calcext:value-type="float">
            <text:p>54</text:p>
          </table:table-cell>
          <table:table-cell table:style-name="ce20" office:value-type="float" office:value="3.49316" calcext:value-type="float">
            <text:p>3.49316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ACK Seq=1 Win=5792 Len=0...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reen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float" office:value="3.544394" calcext:value-type="float">
            <text:p>3.544394</text:p>
          </table:table-cell>
          <table:table-cell table:style-name="ce19" office:value-type="string" calcext:value-type="string">
            <text:p>198.51.100.14</text:p>
          </table:table-cell>
          <table:table-cell table:style-name="ce16" office:value-type="string" calcext:value-type="string">
            <text:p>192.0.2.1</text:p>
          </table:table-cell>
          <table:table-cell table:style-name="ce16" office:value-type="string" calcext:value-type="string">
            <text:p>TCP</text:p>
          </table:table-cell>
          <table:table-cell table:style-name="ce16" office:value-type="string" calcext:value-type="string">
            <text:p>14785-&gt;443 [SYN] Seq=0 Win-5792 Len=120...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reen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3.599628" calcext:value-type="float">
            <text:p>3.599628</text:p>
          </table:table-cell>
          <table:table-cell table:style-name="ce16" office:value-type="string" calcext:value-type="string">
            <text:p>192.0.2.1</text:p>
          </table:table-cell>
          <table:table-cell table:style-name="ce19" office:value-type="string" calcext:value-type="string">
            <text:p>198.51.100.14</text:p>
          </table:table-cell>
          <table:table-cell table:style-name="ce16" office:value-type="string" calcext:value-type="string">
            <text:p>TCP</text:p>
          </table:table-cell>
          <table:table-cell table:style-name="ce16" office:value-type="string" calcext:value-type="string">
            <text:p>443-&gt;14785 [SYN, ACK] Seq=0 Win-5792 Len=12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3.664863" calcext:value-type="float">
            <text:p>3.664863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reen</text:p>
          </table:table-cell>
          <table:table-cell table:style-name="ce19" office:value-type="float" office:value="58" calcext:value-type="float">
            <text:p>58</text:p>
          </table:table-cell>
          <table:table-cell table:style-name="ce19" office:value-type="float" office:value="3.730097" calcext:value-type="float">
            <text:p>3.730097</text:p>
          </table:table-cell>
          <table:table-cell table:style-name="ce19" office:value-type="string" calcext:value-type="string">
            <text:p>198.51.100.14</text:p>
          </table:table-cell>
          <table:table-cell table:style-name="ce16" office:value-type="string" calcext:value-type="string">
            <text:p>192.0.2.1</text:p>
          </table:table-cell>
          <table:table-cell table:style-name="ce16" office:value-type="string" calcext:value-type="string">
            <text:p>TCP</text:p>
          </table:table-cell>
          <table:table-cell table:style-name="ce16" office:value-type="string" calcext:value-type="string">
            <text:p>14785-&gt;443 [ACK] Seq=1 Win-5792 Len=12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3.795332" calcext:value-type="float">
            <text:p>3.795332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-5792 Len=120...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reen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3.860567" calcext:value-type="float">
            <text:p>3.860567</text:p>
          </table:table-cell>
          <table:table-cell table:style-name="ce19" office:value-type="string" calcext:value-type="string">
            <text:p>198.51.100.14</text:p>
          </table:table-cell>
          <table:table-cell table:style-name="ce16" office:value-type="string" calcext:value-type="string">
            <text:p>192.0.2.1</text:p>
          </table:table-cell>
          <table:table-cell table:style-name="ce16" office:value-type="string" calcext:value-type="string">
            <text:p>HTTP </text:p>
          </table:table-cell>
          <table:table-cell table:style-name="ce16" office:value-type="string" calcext:value-type="string">
            <text:p>GET <text:s/>/sales.html HTTP/1.1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3.939499" calcext:value-type="float">
            <text:p>3.939499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-5792 Len=120...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reen</text:p>
          </table:table-cell>
          <table:table-cell table:style-name="ce19" office:value-type="float" office:value="62" calcext:value-type="float">
            <text:p>62</text:p>
          </table:table-cell>
          <table:table-cell table:style-name="ce19" office:value-type="float" office:value="4.018431" calcext:value-type="float">
            <text:p>4.018431</text:p>
          </table:table-cell>
          <table:table-cell table:style-name="ce16" office:value-type="string" calcext:value-type="string">
            <text:p>192.0.2.1</text:p>
          </table:table-cell>
          <table:table-cell table:style-name="ce19" office:value-type="string" calcext:value-type="string">
            <text:p>198.51.100.14</text:p>
          </table:table-cell>
          <table:table-cell table:style-name="ce16" office:value-type="string" calcext:value-type="string">
            <text:p>HTTP </text:p>
          </table:table-cell>
          <table:table-cell table:style-name="ce16" office:value-type="string" calcext:value-type="string">
            <text:p>HTTP/1.1 200 OK (text/html)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reen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float" office:value="4.097363" calcext:value-type="float">
            <text:p>4.097363</text:p>
          </table:table-cell>
          <table:table-cell table:style-name="ce19" office:value-type="string" calcext:value-type="string">
            <text:p>198.51.100.5</text:p>
          </table:table-cell>
          <table:table-cell table:style-name="ce16" office:value-type="string" calcext:value-type="string">
            <text:p>192.0.2.1</text:p>
          </table:table-cell>
          <table:table-cell table:style-name="ce16" office:value-type="string" calcext:value-type="string">
            <text:p>TCP</text:p>
          </table:table-cell>
          <table:table-cell table:style-name="ce16" office:value-type="string" calcext:value-type="string">
            <text:p>33638-&gt;443 [SYN] Seq=0 Win-5792 Len=12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64" calcext:value-type="float">
            <text:p>64</text:p>
          </table:table-cell>
          <table:table-cell table:style-name="ce20" office:value-type="float" office:value="4.176295" calcext:value-type="float">
            <text:p>4.176295</text:p>
          </table:table-cell>
          <table:table-cell table:style-name="ce17" office:value-type="string" calcext:value-type="string">
            <text:p>192.0.2.1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443-&gt;54770 [SYN, ACK] Seq=0 Win-5792 Len=120...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reen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4.255227" calcext:value-type="float">
            <text:p>4.255227</text:p>
          </table:table-cell>
          <table:table-cell table:style-name="ce19" office:value-type="string" calcext:value-type="string">
            <text:p>192.0.2.1</text:p>
          </table:table-cell>
          <table:table-cell table:style-name="ce16" office:value-type="string" calcext:value-type="string">
            <text:p>198.51.100.5</text:p>
          </table:table-cell>
          <table:table-cell table:style-name="ce16" office:value-type="string" calcext:value-type="string">
            <text:p>TCP</text:p>
          </table:table-cell>
          <table:table-cell table:style-name="ce16" office:value-type="string" calcext:value-type="string">
            <text:p>443-&gt;33638 [SYN, ACK] Seq=0 Win-5792 Len=12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4.256159" calcext:value-type="float">
            <text:p>4.256159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reen</text:p>
          </table:table-cell>
          <table:table-cell table:style-name="ce19" office:value-type="float" office:value="67" calcext:value-type="float">
            <text:p>67</text:p>
          </table:table-cell>
          <table:table-cell table:style-name="ce19" office:value-type="float" office:value="5.235091" calcext:value-type="float">
            <text:p>5.235091</text:p>
          </table:table-cell>
          <table:table-cell table:style-name="ce19" office:value-type="string" calcext:value-type="string">
            <text:p>198.51.100.5</text:p>
          </table:table-cell>
          <table:table-cell table:style-name="ce16" office:value-type="string" calcext:value-type="string">
            <text:p>192.0.2.1</text:p>
          </table:table-cell>
          <table:table-cell table:style-name="ce16" office:value-type="string" calcext:value-type="string">
            <text:p>TCP</text:p>
          </table:table-cell>
          <table:table-cell table:style-name="ce16" office:value-type="string" calcext:value-type="string">
            <text:p>33638-&gt;443 [ACK] Seq=1 Win-5792 Len=12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68" calcext:value-type="float">
            <text:p>68</text:p>
          </table:table-cell>
          <table:table-cell table:style-name="ce20" office:value-type="float" office:value="5.236023" calcext:value-type="float">
            <text:p>5.236023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reen</text:p>
          </table:table-cell>
          <table:table-cell table:style-name="ce19" office:value-type="float" office:value="69" calcext:value-type="float">
            <text:p>69</text:p>
          </table:table-cell>
          <table:table-cell table:style-name="ce19" office:value-type="float" office:value="5.236955" calcext:value-type="float">
            <text:p>5.236955</text:p>
          </table:table-cell>
          <table:table-cell table:style-name="ce19" office:value-type="string" calcext:value-type="string">
            <text:p>198.51.100.16</text:p>
          </table:table-cell>
          <table:table-cell table:style-name="ce16" office:value-type="string" calcext:value-type="string">
            <text:p>192.0.2.1</text:p>
          </table:table-cell>
          <table:table-cell table:style-name="ce16" office:value-type="string" calcext:value-type="string">
            <text:p>TCP</text:p>
          </table:table-cell>
          <table:table-cell table:style-name="ce16" office:value-type="string" calcext:value-type="string">
            <text:p>32641-&gt;443 [SYN] Seq=0 Win-5792 Len=12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5.237887" calcext:value-type="float">
            <text:p>5.237887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reen</text:p>
          </table:table-cell>
          <table:table-cell table:style-name="ce19" office:value-type="float" office:value="71" calcext:value-type="float">
            <text:p>71</text:p>
          </table:table-cell>
          <table:table-cell table:style-name="ce19" office:value-type="float" office:value="6.228728" calcext:value-type="float">
            <text:p>6.228728</text:p>
          </table:table-cell>
          <table:table-cell table:style-name="ce19" office:value-type="string" calcext:value-type="string">
            <text:p>198.51.100.5</text:p>
          </table:table-cell>
          <table:table-cell table:style-name="ce16" office:value-type="string" calcext:value-type="string">
            <text:p>192.0.2.1</text:p>
          </table:table-cell>
          <table:table-cell table:style-name="ce16" office:value-type="string" calcext:value-type="string">
            <text:p>HTTP </text:p>
          </table:table-cell>
          <table:table-cell table:style-name="ce16" office:value-type="string" calcext:value-type="string">
            <text:p>GET <text:s/>/sales.html HTTP/1.1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72" calcext:value-type="float">
            <text:p>72</text:p>
          </table:table-cell>
          <table:table-cell table:style-name="ce20" office:value-type="float" office:value="6.229638" calcext:value-type="float">
            <text:p>6.229638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yellow</text:p>
          </table:table-cell>
          <table:table-cell table:style-name="ce21" office:value-type="float" office:value="73" calcext:value-type="float">
            <text:p>73</text:p>
          </table:table-cell>
          <table:table-cell table:style-name="ce21" office:value-type="float" office:value="6.230548" calcext:value-type="float">
            <text:p>6.230548</text:p>
          </table:table-cell>
          <table:table-cell table:style-name="ce21" office:value-type="string" calcext:value-type="string">
            <text:p>192.0.2.1</text:p>
          </table:table-cell>
          <table:table-cell table:style-name="ce18" office:value-type="string" calcext:value-type="string">
            <text:p>198.51.100.16</text:p>
          </table:table-cell>
          <table:table-cell table:style-name="ce18" office:value-type="string" calcext:value-type="string">
            <text:p>TCP</text:p>
          </table:table-cell>
          <table:table-cell table:style-name="ce18" office:value-type="string" calcext:value-type="string">
            <text:p>443-&gt;32641 [RST, ACK] Seq=0 Win-5792 Len=12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6.330539" calcext:value-type="float">
            <text:p>6.330539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reen</text:p>
          </table:table-cell>
          <table:table-cell table:style-name="ce19" office:value-type="float" office:value="75" calcext:value-type="float">
            <text:p>75</text:p>
          </table:table-cell>
          <table:table-cell table:style-name="ce19" office:value-type="float" office:value="6.330885" calcext:value-type="float">
            <text:p>6.330885</text:p>
          </table:table-cell>
          <table:table-cell table:style-name="ce19" office:value-type="string" calcext:value-type="string">
            <text:p>198.51.100.7</text:p>
          </table:table-cell>
          <table:table-cell table:style-name="ce16" office:value-type="string" calcext:value-type="string">
            <text:p>192.0.2.1</text:p>
          </table:table-cell>
          <table:table-cell table:style-name="ce16" office:value-type="string" calcext:value-type="string">
            <text:p>TCP</text:p>
          </table:table-cell>
          <table:table-cell table:style-name="ce16" office:value-type="string" calcext:value-type="string">
            <text:p>42584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76" calcext:value-type="float">
            <text:p>76</text:p>
          </table:table-cell>
          <table:table-cell table:style-name="ce20" office:value-type="float" office:value="6.331231" calcext:value-type="float">
            <text:p>6.331231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yellow</text:p>
          </table:table-cell>
          <table:table-cell table:style-name="ce21" office:value-type="float" office:value="77" calcext:value-type="float">
            <text:p>77</text:p>
          </table:table-cell>
          <table:table-cell table:style-name="ce21" office:value-type="float" office:value="7.330577" calcext:value-type="float">
            <text:p>7.330577</text:p>
          </table:table-cell>
          <table:table-cell table:style-name="ce18" office:value-type="string" calcext:value-type="string">
            <text:p>192.0.2.1</text:p>
          </table:table-cell>
          <table:table-cell table:style-name="ce21" office:value-type="string" calcext:value-type="string">
            <text:p>198.51.100.5</text:p>
          </table:table-cell>
          <table:table-cell table:style-name="ce18" office:value-type="string" calcext:value-type="string">
            <text:p>TCP</text:p>
          </table:table-cell>
          <table:table-cell table:style-name="ce18" office:value-type="string" calcext:value-type="string">
            <text:p>HTTP/1.1 504 Gateway Time-out (text/html)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78" calcext:value-type="float">
            <text:p>78</text:p>
          </table:table-cell>
          <table:table-cell table:style-name="ce20" office:value-type="float" office:value="7.351323" calcext:value-type="float">
            <text:p>7.351323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reen</text:p>
          </table:table-cell>
          <table:table-cell table:style-name="ce19" office:value-type="float" office:value="79" calcext:value-type="float">
            <text:p>79</text:p>
          </table:table-cell>
          <table:table-cell table:style-name="ce19" office:value-type="float" office:value="7.360768" calcext:value-type="float">
            <text:p>7.360768</text:p>
          </table:table-cell>
          <table:table-cell table:style-name="ce19" office:value-type="string" calcext:value-type="string">
            <text:p>198.51.100.22</text:p>
          </table:table-cell>
          <table:table-cell table:style-name="ce16" office:value-type="string" calcext:value-type="string">
            <text:p>192.0.2.1</text:p>
          </table:table-cell>
          <table:table-cell table:style-name="ce16" office:value-type="string" calcext:value-type="string">
            <text:p>TCP</text:p>
          </table:table-cell>
          <table:table-cell table:style-name="ce16" office:value-type="string" calcext:value-type="string">
            <text:p>6345-&gt;443 [SYN] Seq=0 Win=5792 Len=0...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yellow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7.380773" calcext:value-type="float">
            <text:p>7.380773</text:p>
          </table:table-cell>
          <table:table-cell table:style-name="ce18" office:value-type="string" calcext:value-type="string">
            <text:p>192.0.2.1</text:p>
          </table:table-cell>
          <table:table-cell table:style-name="ce21" office:value-type="string" calcext:value-type="string">
            <text:p>198.51.100.7</text:p>
          </table:table-cell>
          <table:table-cell table:style-name="ce18" office:value-type="string" calcext:value-type="string">
            <text:p>TCP</text:p>
          </table:table-cell>
          <table:table-cell table:style-name="ce18" office:value-type="string" calcext:value-type="string">
            <text:p>443-&gt;42584 [RST, ACK] Seq=1 Win-5792 Len=12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81" calcext:value-type="float">
            <text:p>81</text:p>
          </table:table-cell>
          <table:table-cell table:style-name="ce20" office:value-type="float" office:value="7.380878" calcext:value-type="float">
            <text:p>7.380878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82" calcext:value-type="float">
            <text:p>82</text:p>
          </table:table-cell>
          <table:table-cell table:style-name="ce20" office:value-type="float" office:value="7.383879" calcext:value-type="float">
            <text:p>7.383879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83" calcext:value-type="float">
            <text:p>83</text:p>
          </table:table-cell>
          <table:table-cell table:style-name="ce20" office:value-type="float" office:value="7.482754" calcext:value-type="float">
            <text:p>7.482754</text:p>
          </table:table-cell>
          <table:table-cell table:style-name="ce17" office:value-type="string" calcext:value-type="string">
            <text:p>192.0.2.1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443-&gt;54770 [RST, ACK] Seq=1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84" calcext:value-type="float">
            <text:p>84</text:p>
          </table:table-cell>
          <table:table-cell table:style-name="ce20" office:value-type="float" office:value="7.581629" calcext:value-type="float">
            <text:p>7.581629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yellow</text:p>
          </table:table-cell>
          <table:table-cell table:style-name="ce21" office:value-type="float" office:value="85" calcext:value-type="float">
            <text:p>85</text:p>
          </table:table-cell>
          <table:table-cell table:style-name="ce21" office:value-type="float" office:value="7.680504" calcext:value-type="float">
            <text:p>7.680504</text:p>
          </table:table-cell>
          <table:table-cell table:style-name="ce18" office:value-type="string" calcext:value-type="string">
            <text:p>192.0.2.1</text:p>
          </table:table-cell>
          <table:table-cell table:style-name="ce18" office:value-type="string" calcext:value-type="string">
            <text:p>198.51.100.22</text:p>
          </table:table-cell>
          <table:table-cell table:style-name="ce18" office:value-type="string" calcext:value-type="string">
            <text:p>TCP</text:p>
          </table:table-cell>
          <table:table-cell table:style-name="ce18" office:value-type="string" calcext:value-type="string">
            <text:p>443-&gt;6345 [RST, ACK] Seq=1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86" calcext:value-type="float">
            <text:p>86</text:p>
          </table:table-cell>
          <table:table-cell table:style-name="ce20" office:value-type="float" office:value="7.709377" calcext:value-type="float">
            <text:p>7.709377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87" calcext:value-type="float">
            <text:p>87</text:p>
          </table:table-cell>
          <table:table-cell table:style-name="ce20" office:value-type="float" office:value="7.738241" calcext:value-type="float">
            <text:p>7.738241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88" calcext:value-type="float">
            <text:p>88</text:p>
          </table:table-cell>
          <table:table-cell table:style-name="ce20" office:value-type="float" office:value="7.767105" calcext:value-type="float">
            <text:p>7.767105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3.895969" calcext:value-type="float">
            <text:p>13.895969</text:p>
          </table:table-cell>
          <table:table-cell table:style-name="ce17" office:value-type="string" calcext:value-type="string">
            <text:p>192.0.2.1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443-&gt;54770 [RST, ACK] Seq=1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float" office:value="13.919832" calcext:value-type="float">
            <text:p>13.919832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91" calcext:value-type="float">
            <text:p>91</text:p>
          </table:table-cell>
          <table:table-cell table:style-name="ce20" office:value-type="float" office:value="13.943695" calcext:value-type="float">
            <text:p>13.943695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yellow</text:p>
          </table:table-cell>
          <table:table-cell table:style-name="ce21" office:value-type="float" office:value="92" calcext:value-type="float">
            <text:p>92</text:p>
          </table:table-cell>
          <table:table-cell table:style-name="ce21" office:value-type="float" office:value="13.967558" calcext:value-type="float">
            <text:p>13.967558</text:p>
          </table:table-cell>
          <table:table-cell table:style-name="ce18" office:value-type="string" calcext:value-type="string">
            <text:p>192.0.2.1</text:p>
          </table:table-cell>
          <table:table-cell table:style-name="ce21" office:value-type="string" calcext:value-type="string">
            <text:p>198.51.100.16</text:p>
          </table:table-cell>
          <table:table-cell table:style-name="ce18" office:value-type="string" calcext:value-type="string">
            <text:p>TCP</text:p>
          </table:table-cell>
          <table:table-cell table:style-name="ce18" office:value-type="string" calcext:value-type="string">
            <text:p>443-&gt;32641 [RST, ACK] Seq=1 Win-5792 Len=12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93" calcext:value-type="float">
            <text:p>93</text:p>
          </table:table-cell>
          <table:table-cell table:style-name="ce20" office:value-type="float" office:value="13.991421" calcext:value-type="float">
            <text:p>13.991421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94" calcext:value-type="float">
            <text:p>94</text:p>
          </table:table-cell>
          <table:table-cell table:style-name="ce20" office:value-type="float" office:value="14.015245" calcext:value-type="float">
            <text:p>14.015245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95" calcext:value-type="float">
            <text:p>95</text:p>
          </table:table-cell>
          <table:table-cell table:style-name="ce20" office:value-type="float" office:value="14.439072" calcext:value-type="float">
            <text:p>14.439072</text:p>
          </table:table-cell>
          <table:table-cell table:style-name="ce17" office:value-type="string" calcext:value-type="string">
            <text:p>192.0.2.1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443-&gt;54770 [RST, ACK] Seq=1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96" calcext:value-type="float">
            <text:p>96</text:p>
          </table:table-cell>
          <table:table-cell table:style-name="ce20" office:value-type="float" office:value="14.862899" calcext:value-type="float">
            <text:p>14.862899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reen</text:p>
          </table:table-cell>
          <table:table-cell table:style-name="ce19" office:value-type="float" office:value="97" calcext:value-type="float">
            <text:p>97</text:p>
          </table:table-cell>
          <table:table-cell table:style-name="ce19" office:value-type="float" office:value="14.886727" calcext:value-type="float">
            <text:p>14.886727</text:p>
          </table:table-cell>
          <table:table-cell table:style-name="ce19" office:value-type="string" calcext:value-type="string">
            <text:p>198.51.100.9</text:p>
          </table:table-cell>
          <table:table-cell table:style-name="ce16" office:value-type="string" calcext:value-type="string">
            <text:p>192.0.2.1</text:p>
          </table:table-cell>
          <table:table-cell table:style-name="ce16" office:value-type="string" calcext:value-type="string">
            <text:p>TCP</text:p>
          </table:table-cell>
          <table:table-cell table:style-name="ce16" office:value-type="string" calcext:value-type="string">
            <text:p>4631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98" calcext:value-type="float">
            <text:p>98</text:p>
          </table:table-cell>
          <table:table-cell table:style-name="ce20" office:value-type="float" office:value="15.310554" calcext:value-type="float">
            <text:p>15.310554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99" calcext:value-type="float">
            <text:p>99</text:p>
          </table:table-cell>
          <table:table-cell table:style-name="ce20" office:value-type="float" office:value="15.734381" calcext:value-type="float">
            <text:p>15.734381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6.158208" calcext:value-type="float">
            <text:p>16.158208</text:p>
          </table:table-cell>
          <table:table-cell table:style-name="ce17" office:value-type="string" calcext:value-type="string">
            <text:p>192.0.2.1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443-&gt;54770 [RST, ACK] Seq=1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01" calcext:value-type="float">
            <text:p>101</text:p>
          </table:table-cell>
          <table:table-cell table:style-name="ce20" office:value-type="float" office:value="16.582035" calcext:value-type="float">
            <text:p>16.582035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02" calcext:value-type="float">
            <text:p>102</text:p>
          </table:table-cell>
          <table:table-cell table:style-name="ce20" office:value-type="float" office:value="17.005862" calcext:value-type="float">
            <text:p>17.005862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03" calcext:value-type="float">
            <text:p>103</text:p>
          </table:table-cell>
          <table:table-cell table:style-name="ce20" office:value-type="float" office:value="17.429678" calcext:value-type="float">
            <text:p>17.429678</text:p>
          </table:table-cell>
          <table:table-cell table:style-name="ce17" office:value-type="string" calcext:value-type="string">
            <text:p>192.0.2.1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443-&gt;54770 [RST, ACK] Seq=1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04" calcext:value-type="float">
            <text:p>104</text:p>
          </table:table-cell>
          <table:table-cell table:style-name="ce20" office:value-type="float" office:value="17.452693" calcext:value-type="float">
            <text:p>17.452693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17.475708" calcext:value-type="float">
            <text:p>17.475708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06" calcext:value-type="float">
            <text:p>106</text:p>
          </table:table-cell>
          <table:table-cell table:style-name="ce20" office:value-type="float" office:value="17.498723" calcext:value-type="float">
            <text:p>17.498723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07" calcext:value-type="float">
            <text:p>107</text:p>
          </table:table-cell>
          <table:table-cell table:style-name="ce20" office:value-type="float" office:value="17.521738" calcext:value-type="float">
            <text:p>17.521738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08" calcext:value-type="float">
            <text:p>108</text:p>
          </table:table-cell>
          <table:table-cell table:style-name="ce20" office:value-type="float" office:value="17.544753" calcext:value-type="float">
            <text:p>17.544753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09" calcext:value-type="float">
            <text:p>109</text:p>
          </table:table-cell>
          <table:table-cell table:style-name="ce20" office:value-type="float" office:value="17.567768" calcext:value-type="float">
            <text:p>17.567768</text:p>
          </table:table-cell>
          <table:table-cell table:style-name="ce17" office:value-type="string" calcext:value-type="string">
            <text:p>192.0.2.1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443-&gt;54770 [RST, ACK] Seq=1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17.590783" calcext:value-type="float">
            <text:p>17.590783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8.413795" calcext:value-type="float">
            <text:p>18.413795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12" calcext:value-type="float">
            <text:p>112</text:p>
          </table:table-cell>
          <table:table-cell table:style-name="ce20" office:value-type="float" office:value="18.436807" calcext:value-type="float">
            <text:p>18.436807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13" calcext:value-type="float">
            <text:p>113</text:p>
          </table:table-cell>
          <table:table-cell table:style-name="ce20" office:value-type="float" office:value="18.459819" calcext:value-type="float">
            <text:p>18.459819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14" calcext:value-type="float">
            <text:p>114</text:p>
          </table:table-cell>
          <table:table-cell table:style-name="ce20" office:value-type="float" office:value="18.482831" calcext:value-type="float">
            <text:p>18.482831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string" calcext:value-type="string">
            <text:p>115</text:p>
          </table:table-cell>
          <table:table-cell table:style-name="ce20" office:value-type="float" office:value="18.506655" calcext:value-type="float">
            <text:p>18.506655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16" calcext:value-type="float">
            <text:p>116</text:p>
          </table:table-cell>
          <table:table-cell table:style-name="ce20" office:value-type="float" office:value="18.529667" calcext:value-type="float">
            <text:p>18.529667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17" calcext:value-type="float">
            <text:p>117</text:p>
          </table:table-cell>
          <table:table-cell table:style-name="ce20" office:value-type="float" office:value="18.552679" calcext:value-type="float">
            <text:p>18.552679</text:p>
          </table:table-cell>
          <table:table-cell table:style-name="ce17" office:value-type="string" calcext:value-type="string">
            <text:p>192.0.2.1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443-&gt;54770 [RST, ACK] Seq=1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18" calcext:value-type="float">
            <text:p>118</text:p>
          </table:table-cell>
          <table:table-cell table:style-name="ce20" office:value-type="float" office:value="18.875692" calcext:value-type="float">
            <text:p>18.875692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19" calcext:value-type="float">
            <text:p>119</text:p>
          </table:table-cell>
          <table:table-cell table:style-name="ce20" office:value-type="float" office:value="19.198705" calcext:value-type="float">
            <text:p>19.198705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9.521718" calcext:value-type="float">
            <text:p>19.521718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yellow</text:p>
          </table:table-cell>
          <table:table-cell table:style-name="ce21" office:value-type="float" office:value="121" calcext:value-type="float">
            <text:p>121</text:p>
          </table:table-cell>
          <table:table-cell table:style-name="ce21" office:value-type="float" office:value="19.844731" calcext:value-type="float">
            <text:p>19.844731</text:p>
          </table:table-cell>
          <table:table-cell table:style-name="ce18" office:value-type="string" calcext:value-type="string">
            <text:p>192.0.2.1</text:p>
          </table:table-cell>
          <table:table-cell table:style-name="ce18" office:value-type="string" calcext:value-type="string">
            <text:p>198.51.100.9</text:p>
          </table:table-cell>
          <table:table-cell table:style-name="ce18" office:value-type="string" calcext:value-type="string">
            <text:p>TCP</text:p>
          </table:table-cell>
          <table:table-cell table:style-name="ce18" office:value-type="string" calcext:value-type="string">
            <text:p>443-&gt;4631 [RST, ACK] Seq=1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22" calcext:value-type="float">
            <text:p>122</text:p>
          </table:table-cell>
          <table:table-cell table:style-name="ce20" office:value-type="float" office:value="20.167744" calcext:value-type="float">
            <text:p>20.167744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23" calcext:value-type="float">
            <text:p>123</text:p>
          </table:table-cell>
          <table:table-cell table:style-name="ce20" office:value-type="float" office:value="20.490757" calcext:value-type="float">
            <text:p>20.490757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24" calcext:value-type="float">
            <text:p>124</text:p>
          </table:table-cell>
          <table:table-cell table:style-name="ce20" office:value-type="float" office:value="20.81377" calcext:value-type="float">
            <text:p>20.81377</text:p>
          </table:table-cell>
          <table:table-cell table:style-name="ce17" office:value-type="string" calcext:value-type="string">
            <text:p>192.0.2.1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443-&gt;54770 [RST, ACK] Seq=1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25" calcext:value-type="float">
            <text:p>125</text:p>
          </table:table-cell>
          <table:table-cell table:style-name="ce20" office:value-type="float" office:value="21.136783" calcext:value-type="float">
            <text:p>21.136783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26" calcext:value-type="float">
            <text:p>126</text:p>
          </table:table-cell>
          <table:table-cell table:style-name="ce20" office:value-type="float" office:value="21.459796" calcext:value-type="float">
            <text:p>21.459796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27" calcext:value-type="float">
            <text:p>127</text:p>
          </table:table-cell>
          <table:table-cell table:style-name="ce20" office:value-type="float" office:value="21.782809" calcext:value-type="float">
            <text:p>21.782809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28" calcext:value-type="float">
            <text:p>128</text:p>
          </table:table-cell>
          <table:table-cell table:style-name="ce20" office:value-type="float" office:value="22.105822" calcext:value-type="float">
            <text:p>22.105822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22.428835" calcext:value-type="float">
            <text:p>22.428835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30" calcext:value-type="float">
            <text:p>130</text:p>
          </table:table-cell>
          <table:table-cell table:style-name="ce20" office:value-type="float" office:value="22.751848" calcext:value-type="float">
            <text:p>22.751848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31" calcext:value-type="float">
            <text:p>131</text:p>
          </table:table-cell>
          <table:table-cell table:style-name="ce20" office:value-type="float" office:value="23.074861" calcext:value-type="float">
            <text:p>23.074861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32" calcext:value-type="float">
            <text:p>132</text:p>
          </table:table-cell>
          <table:table-cell table:style-name="ce20" office:value-type="float" office:value="23.397874" calcext:value-type="float">
            <text:p>23.397874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33" calcext:value-type="float">
            <text:p>133</text:p>
          </table:table-cell>
          <table:table-cell table:style-name="ce20" office:value-type="float" office:value="23.720887" calcext:value-type="float">
            <text:p>23.720887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34" calcext:value-type="float">
            <text:p>134</text:p>
          </table:table-cell>
          <table:table-cell table:style-name="ce20" office:value-type="float" office:value="24.0439" calcext:value-type="float">
            <text:p>24.0439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35" calcext:value-type="float">
            <text:p>135</text:p>
          </table:table-cell>
          <table:table-cell table:style-name="ce20" office:value-type="float" office:value="24.366913" calcext:value-type="float">
            <text:p>24.366913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36" calcext:value-type="float">
            <text:p>136</text:p>
          </table:table-cell>
          <table:table-cell table:style-name="ce20" office:value-type="float" office:value="24.689926" calcext:value-type="float">
            <text:p>24.689926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37" calcext:value-type="float">
            <text:p>137</text:p>
          </table:table-cell>
          <table:table-cell table:style-name="ce20" office:value-type="float" office:value="25.012939" calcext:value-type="float">
            <text:p>25.012939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38" calcext:value-type="float">
            <text:p>138</text:p>
          </table:table-cell>
          <table:table-cell table:style-name="ce20" office:value-type="float" office:value="25.335952" calcext:value-type="float">
            <text:p>25.335952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39" calcext:value-type="float">
            <text:p>139</text:p>
          </table:table-cell>
          <table:table-cell table:style-name="ce20" office:value-type="float" office:value="25.658965" calcext:value-type="float">
            <text:p>25.658965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5.981978" calcext:value-type="float">
            <text:p>25.981978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41" calcext:value-type="float">
            <text:p>141</text:p>
          </table:table-cell>
          <table:table-cell table:style-name="ce20" office:value-type="float" office:value="26.304991" calcext:value-type="float">
            <text:p>26.304991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42" calcext:value-type="float">
            <text:p>142</text:p>
          </table:table-cell>
          <table:table-cell table:style-name="ce20" office:value-type="float" office:value="26.628004" calcext:value-type="float">
            <text:p>26.628004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43" calcext:value-type="float">
            <text:p>143</text:p>
          </table:table-cell>
          <table:table-cell table:style-name="ce20" office:value-type="float" office:value="26.951017" calcext:value-type="float">
            <text:p>26.951017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44" calcext:value-type="float">
            <text:p>144</text:p>
          </table:table-cell>
          <table:table-cell table:style-name="ce20" office:value-type="float" office:value="27.27403" calcext:value-type="float">
            <text:p>27.27403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45" calcext:value-type="float">
            <text:p>145</text:p>
          </table:table-cell>
          <table:table-cell table:style-name="ce20" office:value-type="float" office:value="27.597043" calcext:value-type="float">
            <text:p>27.597043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46" calcext:value-type="float">
            <text:p>146</text:p>
          </table:table-cell>
          <table:table-cell table:style-name="ce20" office:value-type="float" office:value="27.920056" calcext:value-type="float">
            <text:p>27.920056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47" calcext:value-type="float">
            <text:p>147</text:p>
          </table:table-cell>
          <table:table-cell table:style-name="ce20" office:value-type="float" office:value="28.243069" calcext:value-type="float">
            <text:p>28.243069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48" calcext:value-type="float">
            <text:p>148</text:p>
          </table:table-cell>
          <table:table-cell table:style-name="ce20" office:value-type="float" office:value="28.566082" calcext:value-type="float">
            <text:p>28.566082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49" calcext:value-type="float">
            <text:p>149</text:p>
          </table:table-cell>
          <table:table-cell table:style-name="ce20" office:value-type="float" office:value="28.889095" calcext:value-type="float">
            <text:p>28.889095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29.212108" calcext:value-type="float">
            <text:p>29.212108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51" calcext:value-type="float">
            <text:p>151</text:p>
          </table:table-cell>
          <table:table-cell table:style-name="ce20" office:value-type="float" office:value="29.535121" calcext:value-type="float">
            <text:p>29.535121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52" calcext:value-type="float">
            <text:p>152</text:p>
          </table:table-cell>
          <table:table-cell table:style-name="ce20" office:value-type="float" office:value="29.858134" calcext:value-type="float">
            <text:p>29.858134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53" calcext:value-type="float">
            <text:p>153</text:p>
          </table:table-cell>
          <table:table-cell table:style-name="ce20" office:value-type="float" office:value="30.181147" calcext:value-type="float">
            <text:p>30.181147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54" calcext:value-type="float">
            <text:p>154</text:p>
          </table:table-cell>
          <table:table-cell table:style-name="ce20" office:value-type="float" office:value="30.50416" calcext:value-type="float">
            <text:p>30.50416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55" calcext:value-type="float">
            <text:p>155</text:p>
          </table:table-cell>
          <table:table-cell table:style-name="ce20" office:value-type="float" office:value="30.827173" calcext:value-type="float">
            <text:p>30.827173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56" calcext:value-type="float">
            <text:p>156</text:p>
          </table:table-cell>
          <table:table-cell table:style-name="ce20" office:value-type="float" office:value="31.150186" calcext:value-type="float">
            <text:p>31.150186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57" calcext:value-type="float">
            <text:p>157</text:p>
          </table:table-cell>
          <table:table-cell table:style-name="ce20" office:value-type="float" office:value="31.473199" calcext:value-type="float">
            <text:p>31.473199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58" calcext:value-type="float">
            <text:p>158</text:p>
          </table:table-cell>
          <table:table-cell table:style-name="ce20" office:value-type="float" office:value="31.796212" calcext:value-type="float">
            <text:p>31.796212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59" calcext:value-type="float">
            <text:p>159</text:p>
          </table:table-cell>
          <table:table-cell table:style-name="ce20" office:value-type="float" office:value="32.119225" calcext:value-type="float">
            <text:p>32.119225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32.442238" calcext:value-type="float">
            <text:p>32.442238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61" calcext:value-type="float">
            <text:p>161</text:p>
          </table:table-cell>
          <table:table-cell table:style-name="ce20" office:value-type="float" office:value="32.765251" calcext:value-type="float">
            <text:p>32.765251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62" calcext:value-type="float">
            <text:p>162</text:p>
          </table:table-cell>
          <table:table-cell table:style-name="ce20" office:value-type="float" office:value="33.088264" calcext:value-type="float">
            <text:p>33.088264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63" calcext:value-type="float">
            <text:p>163</text:p>
          </table:table-cell>
          <table:table-cell table:style-name="ce20" office:value-type="float" office:value="33.411277" calcext:value-type="float">
            <text:p>33.411277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64" calcext:value-type="float">
            <text:p>164</text:p>
          </table:table-cell>
          <table:table-cell table:style-name="ce20" office:value-type="float" office:value="33.73429" calcext:value-type="float">
            <text:p>33.73429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65" calcext:value-type="float">
            <text:p>165</text:p>
          </table:table-cell>
          <table:table-cell table:style-name="ce20" office:value-type="float" office:value="34.057303" calcext:value-type="float">
            <text:p>34.057303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66" calcext:value-type="float">
            <text:p>166</text:p>
          </table:table-cell>
          <table:table-cell table:style-name="ce20" office:value-type="float" office:value="34.380316" calcext:value-type="float">
            <text:p>34.380316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67" calcext:value-type="float">
            <text:p>167</text:p>
          </table:table-cell>
          <table:table-cell table:style-name="ce20" office:value-type="float" office:value="34.703329" calcext:value-type="float">
            <text:p>34.703329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68" calcext:value-type="float">
            <text:p>168</text:p>
          </table:table-cell>
          <table:table-cell table:style-name="ce20" office:value-type="float" office:value="35.026342" calcext:value-type="float">
            <text:p>35.026342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69" calcext:value-type="float">
            <text:p>169</text:p>
          </table:table-cell>
          <table:table-cell table:style-name="ce20" office:value-type="float" office:value="35.349355" calcext:value-type="float">
            <text:p>35.349355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70" calcext:value-type="float">
            <text:p>170</text:p>
          </table:table-cell>
          <table:table-cell table:style-name="ce20" office:value-type="float" office:value="35.672368" calcext:value-type="float">
            <text:p>35.672368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71" calcext:value-type="float">
            <text:p>171</text:p>
          </table:table-cell>
          <table:table-cell table:style-name="ce20" office:value-type="float" office:value="35.995381" calcext:value-type="float">
            <text:p>35.995381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72" calcext:value-type="float">
            <text:p>172</text:p>
          </table:table-cell>
          <table:table-cell table:style-name="ce20" office:value-type="float" office:value="36.318394" calcext:value-type="float">
            <text:p>36.318394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73" calcext:value-type="float">
            <text:p>173</text:p>
          </table:table-cell>
          <table:table-cell table:style-name="ce20" office:value-type="float" office:value="36.641407" calcext:value-type="float">
            <text:p>36.641407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74" calcext:value-type="float">
            <text:p>174</text:p>
          </table:table-cell>
          <table:table-cell table:style-name="ce20" office:value-type="float" office:value="36.96442" calcext:value-type="float">
            <text:p>36.96442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75" calcext:value-type="float">
            <text:p>175</text:p>
          </table:table-cell>
          <table:table-cell table:style-name="ce20" office:value-type="float" office:value="37.287433" calcext:value-type="float">
            <text:p>37.287433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76" calcext:value-type="float">
            <text:p>176</text:p>
          </table:table-cell>
          <table:table-cell table:style-name="ce20" office:value-type="float" office:value="37.610446" calcext:value-type="float">
            <text:p>37.610446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77" calcext:value-type="float">
            <text:p>177</text:p>
          </table:table-cell>
          <table:table-cell table:style-name="ce20" office:value-type="float" office:value="37.933459" calcext:value-type="float">
            <text:p>37.933459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78" calcext:value-type="float">
            <text:p>178</text:p>
          </table:table-cell>
          <table:table-cell table:style-name="ce20" office:value-type="float" office:value="38.256472" calcext:value-type="float">
            <text:p>38.256472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79" calcext:value-type="float">
            <text:p>179</text:p>
          </table:table-cell>
          <table:table-cell table:style-name="ce20" office:value-type="float" office:value="38.5794850000001" calcext:value-type="float">
            <text:p>38.5794850000001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38.9024980000001" calcext:value-type="float">
            <text:p>38.9024980000001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81" calcext:value-type="float">
            <text:p>181</text:p>
          </table:table-cell>
          <table:table-cell table:style-name="ce20" office:value-type="float" office:value="39.2255110000001" calcext:value-type="float">
            <text:p>39.2255110000001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82" calcext:value-type="float">
            <text:p>182</text:p>
          </table:table-cell>
          <table:table-cell table:style-name="ce20" office:value-type="float" office:value="39.5485240000001" calcext:value-type="float">
            <text:p>39.5485240000001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83" calcext:value-type="float">
            <text:p>183</text:p>
          </table:table-cell>
          <table:table-cell table:style-name="ce20" office:value-type="float" office:value="39.8715370000001" calcext:value-type="float">
            <text:p>39.8715370000001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84" calcext:value-type="float">
            <text:p>184</text:p>
          </table:table-cell>
          <table:table-cell table:style-name="ce20" office:value-type="float" office:value="40.1945500000001" calcext:value-type="float">
            <text:p>40.1945500000001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85" calcext:value-type="float">
            <text:p>185</text:p>
          </table:table-cell>
          <table:table-cell table:style-name="ce20" office:value-type="float" office:value="40.5175630000001" calcext:value-type="float">
            <text:p>40.5175630000001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86" calcext:value-type="float">
            <text:p>186</text:p>
          </table:table-cell>
          <table:table-cell table:style-name="ce20" office:value-type="float" office:value="40.8405760000001" calcext:value-type="float">
            <text:p>40.8405760000001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87" calcext:value-type="float">
            <text:p>187</text:p>
          </table:table-cell>
          <table:table-cell table:style-name="ce20" office:value-type="float" office:value="41.1635890000001" calcext:value-type="float">
            <text:p>41.1635890000001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88" calcext:value-type="float">
            <text:p>188</text:p>
          </table:table-cell>
          <table:table-cell table:style-name="ce20" office:value-type="float" office:value="41.4866020000001" calcext:value-type="float">
            <text:p>41.4866020000001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89" calcext:value-type="float">
            <text:p>189</text:p>
          </table:table-cell>
          <table:table-cell table:style-name="ce20" office:value-type="float" office:value="41.8096150000001" calcext:value-type="float">
            <text:p>41.8096150000001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90" calcext:value-type="float">
            <text:p>190</text:p>
          </table:table-cell>
          <table:table-cell table:style-name="ce20" office:value-type="float" office:value="42.1326280000001" calcext:value-type="float">
            <text:p>42.1326280000001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91" calcext:value-type="float">
            <text:p>191</text:p>
          </table:table-cell>
          <table:table-cell table:style-name="ce20" office:value-type="float" office:value="42.4556410000001" calcext:value-type="float">
            <text:p>42.4556410000001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92" calcext:value-type="float">
            <text:p>192</text:p>
          </table:table-cell>
          <table:table-cell table:style-name="ce20" office:value-type="float" office:value="42.7786540000001" calcext:value-type="float">
            <text:p>42.7786540000001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93" calcext:value-type="float">
            <text:p>193</text:p>
          </table:table-cell>
          <table:table-cell table:style-name="ce20" office:value-type="float" office:value="43.1016670000001" calcext:value-type="float">
            <text:p>43.1016670000001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94" calcext:value-type="float">
            <text:p>194</text:p>
          </table:table-cell>
          <table:table-cell table:style-name="ce20" office:value-type="float" office:value="43.4246800000001" calcext:value-type="float">
            <text:p>43.4246800000001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95" calcext:value-type="float">
            <text:p>195</text:p>
          </table:table-cell>
          <table:table-cell table:style-name="ce20" office:value-type="float" office:value="43.7476930000001" calcext:value-type="float">
            <text:p>43.7476930000001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96" calcext:value-type="float">
            <text:p>196</text:p>
          </table:table-cell>
          <table:table-cell table:style-name="ce20" office:value-type="float" office:value="44.0707060000001" calcext:value-type="float">
            <text:p>44.0707060000001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97" calcext:value-type="float">
            <text:p>197</text:p>
          </table:table-cell>
          <table:table-cell table:style-name="ce20" office:value-type="float" office:value="44.3937190000001" calcext:value-type="float">
            <text:p>44.3937190000001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44.7167320000001" calcext:value-type="float">
            <text:p>44.7167320000001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199" calcext:value-type="float">
            <text:p>199</text:p>
          </table:table-cell>
          <table:table-cell table:style-name="ce20" office:value-type="float" office:value="45.0397450000001" calcext:value-type="float">
            <text:p>45.0397450000001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45.3627580000001" calcext:value-type="float">
            <text:p>45.3627580000001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201" calcext:value-type="float">
            <text:p>201</text:p>
          </table:table-cell>
          <table:table-cell table:style-name="ce20" office:value-type="float" office:value="45.6857710000001" calcext:value-type="float">
            <text:p>45.6857710000001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202" calcext:value-type="float">
            <text:p>202</text:p>
          </table:table-cell>
          <table:table-cell table:style-name="ce20" office:value-type="float" office:value="46.0087840000001" calcext:value-type="float">
            <text:p>46.0087840000001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203" calcext:value-type="float">
            <text:p>203</text:p>
          </table:table-cell>
          <table:table-cell table:style-name="ce20" office:value-type="float" office:value="46.3317970000001" calcext:value-type="float">
            <text:p>46.3317970000001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204" calcext:value-type="float">
            <text:p>204</text:p>
          </table:table-cell>
          <table:table-cell table:style-name="ce20" office:value-type="float" office:value="46.6548100000001" calcext:value-type="float">
            <text:p>46.6548100000001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205" calcext:value-type="float">
            <text:p>205</text:p>
          </table:table-cell>
          <table:table-cell table:style-name="ce20" office:value-type="float" office:value="46.9778230000001" calcext:value-type="float">
            <text:p>46.9778230000001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206" calcext:value-type="float">
            <text:p>206</text:p>
          </table:table-cell>
          <table:table-cell table:style-name="ce20" office:value-type="float" office:value="47.3008360000001" calcext:value-type="float">
            <text:p>47.3008360000001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207" calcext:value-type="float">
            <text:p>207</text:p>
          </table:table-cell>
          <table:table-cell table:style-name="ce20" office:value-type="float" office:value="47.6238490000001" calcext:value-type="float">
            <text:p>47.6238490000001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208" calcext:value-type="float">
            <text:p>208</text:p>
          </table:table-cell>
          <table:table-cell table:style-name="ce20" office:value-type="float" office:value="47.9468620000001" calcext:value-type="float">
            <text:p>47.9468620000001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209" calcext:value-type="float">
            <text:p>209</text:p>
          </table:table-cell>
          <table:table-cell table:style-name="ce20" office:value-type="float" office:value="48.2698750000001" calcext:value-type="float">
            <text:p>48.2698750000001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210" calcext:value-type="float">
            <text:p>210</text:p>
          </table:table-cell>
          <table:table-cell table:style-name="ce20" office:value-type="float" office:value="48.5928880000002" calcext:value-type="float">
            <text:p>48.5928880000002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211" calcext:value-type="float">
            <text:p>211</text:p>
          </table:table-cell>
          <table:table-cell table:style-name="ce20" office:value-type="float" office:value="48.9159010000002" calcext:value-type="float">
            <text:p>48.9159010000002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212" calcext:value-type="float">
            <text:p>212</text:p>
          </table:table-cell>
          <table:table-cell table:style-name="ce20" office:value-type="float" office:value="49.2389140000002" calcext:value-type="float">
            <text:p>49.2389140000002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213" calcext:value-type="float">
            <text:p>213</text:p>
          </table:table-cell>
          <table:table-cell table:style-name="ce20" office:value-type="float" office:value="49.5619270000002" calcext:value-type="float">
            <text:p>49.5619270000002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214" calcext:value-type="float">
            <text:p>214</text:p>
          </table:table-cell>
          <table:table-cell table:style-name="ce20" office:value-type="float" office:value="49.8849400000002" calcext:value-type="float">
            <text:p>49.8849400000002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214" calcext:value-type="float">
            <text:p>214</text:p>
          </table:table-cell>
          <table:table-cell table:style-name="ce20" office:value-type="float" office:value="50.2079530000002" calcext:value-type="float">
            <text:p>50.2079530000002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214" calcext:value-type="float">
            <text:p>214</text:p>
          </table:table-cell>
          <table:table-cell table:style-name="ce20" office:value-type="float" office:value="50.5309660000002" calcext:value-type="float">
            <text:p>50.5309660000002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214" calcext:value-type="float">
            <text:p>214</text:p>
          </table:table-cell>
          <table:table-cell table:style-name="ce20" office:value-type="float" office:value="50.8539790000002" calcext:value-type="float">
            <text:p>50.8539790000002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214" calcext:value-type="float">
            <text:p>214</text:p>
          </table:table-cell>
          <table:table-cell table:style-name="ce20" office:value-type="float" office:value="51.1769920000002" calcext:value-type="float">
            <text:p>51.1769920000002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214" calcext:value-type="float">
            <text:p>214</text:p>
          </table:table-cell>
          <table:table-cell table:style-name="ce20" office:value-type="float" office:value="51.5000050000002" calcext:value-type="float">
            <text:p>51.5000050000002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d</text:p>
          </table:table-cell>
          <table:table-cell table:style-name="ce20" office:value-type="float" office:value="214" calcext:value-type="float">
            <text:p>214</text:p>
          </table:table-cell>
          <table:table-cell table:style-name="ce20" office:value-type="float" office:value="51.8230180000002" calcext:value-type="float">
            <text:p>51.8230180000002</text:p>
          </table:table-cell>
          <table:table-cell table:style-name="ce20" office:value-type="string" calcext:value-type="string">
            <text:p>203.0.113.0</text:p>
          </table:table-cell>
          <table:table-cell table:style-name="ce17" office:value-type="string" calcext:value-type="string">
            <text:p>192.0.2.1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54770-&gt;443 [SYN] Seq=0 Win=5792 Len=0...</text:p>
          </table:table-cell>
          <table:table-cell table:number-columns-repeated="1017"/>
        </table:table-row>
        <table:table-row table:style-name="ro1" table:number-rows-repeated="3">
          <table:table-cell table:style-name="ce9"/>
          <table:table-cell table:style-name="ce2" table:number-columns-repeated="2"/>
          <table:table-cell table:style-name="ce5"/>
          <table:table-cell table:number-columns-repeated="1020"/>
        </table:table-row>
        <table:table-row table:style-name="ro1" table:number-rows-repeated="484">
          <table:table-cell table:style-name="ce9"/>
          <table:table-cell table:style-name="ce3"/>
          <table:table-cell table:style-name="ce5" table:number-columns-repeated="2"/>
          <table:table-cell table:number-columns-repeated="1020"/>
        </table:table-row>
        <table:table-row table:style-name="ro1" table:number-rows-repeated="341">
          <table:table-cell table:style-name="ce15"/>
          <table:table-cell table:style-name="ce3"/>
          <table:table-cell table:style-name="ce25"/>
          <table:table-cell table:style-name="ce27"/>
          <table:table-cell table:style-name="ce28" table:number-columns-repeated="3"/>
          <table:table-cell table:number-columns-repeated="1017"/>
        </table:table-row>
        <table:table-row table:style-name="ro2" table:number-rows-repeated="1047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CP_20_log" style:display-name="PageStyle_TCP 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lor_20_coded_20_TCP_20_log" style:display-name="PageStyle_Color coded TCP lo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283" meta:object-count="0"/>
    <meta:generator>LibreOfficeDev/6.0.5.2$Linux_X86_64 LibreOffice_project/</meta:generator>
  </office:meta>
</office:document-meta>
</file>